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3294</text:p>
          </table:table-cell>
          <table:table-cell table:formula="of:=COM.MICROSOFT.CONCAT(&quot;0x&quot;; [.A1])" office:value-type="string" office:string-value="0x3294" calcext:value-type="string">
            <text:p>0x3294</text:p>
          </table:table-cell>
          <table:table-cell office:value-type="string" calcext:value-type="string">
            <text:p>the third-class cabin</text:p>
          </table:table-cell>
          <table:table-cell table:formula="of:=COM.MICROSOFT.CONCAT([.B1]; &quot;=&quot;; [.C1])" office:value-type="string" office:string-value="0x3294=the third-class cabin" calcext:value-type="string">
            <text:p>0x3294=the third-class cabin</text:p>
          </table:table-cell>
        </table:table-row>
        <table:table-row table:style-name="ro1">
          <table:table-cell office:value-type="string" calcext:value-type="string">
            <text:p>7c6e</text:p>
          </table:table-cell>
          <table:table-cell table:formula="of:=COM.MICROSOFT.CONCAT(&quot;0x&quot;; [.A2])" office:value-type="string" office:string-value="0x7c6e" calcext:value-type="string">
            <text:p>0x7c6e</text:p>
          </table:table-cell>
          <table:table-cell office:value-type="string" calcext:value-type="string">
            <text:p>the first-class cabin</text:p>
          </table:table-cell>
          <table:table-cell table:formula="of:=COM.MICROSOFT.CONCAT([.B2]; &quot;=&quot;; [.C2])" office:value-type="string" office:string-value="0x7c6e=the first-class cabin" calcext:value-type="string">
            <text:p>0x7c6e=the first-class cabin</text:p>
          </table:table-cell>
        </table:table-row>
        <table:table-row table:style-name="ro1">
          <table:table-cell office:value-type="string" calcext:value-type="string">
            <text:p>c6d2</text:p>
          </table:table-cell>
          <table:table-cell table:formula="of:=COM.MICROSOFT.CONCAT(&quot;0x&quot;; [.A3])" office:value-type="string" office:string-value="0xc6d2" calcext:value-type="string">
            <text:p>0xc6d2</text:p>
          </table:table-cell>
          <table:table-cell office:value-type="string" calcext:value-type="string">
            <text:p>the torture room</text:p>
          </table:table-cell>
          <table:table-cell table:formula="of:=COM.MICROSOFT.CONCAT([.B3]; &quot;=&quot;; [.C3])" office:value-type="string" office:string-value="0xc6d2=the torture room" calcext:value-type="string">
            <text:p>0xc6d2=the torture room</text:p>
          </table:table-cell>
        </table:table-row>
        <table:table-row table:style-name="ro1">
          <table:table-cell office:value-type="string" calcext:value-type="string">
            <text:p>c6d1</text:p>
          </table:table-cell>
          <table:table-cell table:formula="of:=COM.MICROSOFT.CONCAT(&quot;0x&quot;; [.A4])" office:value-type="string" office:string-value="0xc6d1" calcext:value-type="string">
            <text:p>0xc6d1</text:p>
          </table:table-cell>
          <table:table-cell office:value-type="string" calcext:value-type="string">
            <text:p>the confinement room</text:p>
          </table:table-cell>
          <table:table-cell table:formula="of:=COM.MICROSOFT.CONCAT([.B4]; &quot;=&quot;; [.C4])" office:value-type="string" office:string-value="0xc6d1=the confinement room" calcext:value-type="string">
            <text:p>0xc6d1=the confinement room</text:p>
          </table:table-cell>
        </table:table-row>
        <table:table-row table:style-name="ro1">
          <table:table-cell office:value-type="string" calcext:value-type="string">
            <text:p>c648</text:p>
          </table:table-cell>
          <table:table-cell table:formula="of:=COM.MICROSOFT.CONCAT(&quot;0x&quot;; [.A5])" office:value-type="string" office:string-value="0xc648" calcext:value-type="string">
            <text:p>0xc648</text:p>
          </table:table-cell>
          <table:table-cell office:value-type="string" calcext:value-type="string">
            <text:p>the shower room</text:p>
          </table:table-cell>
          <table:table-cell table:formula="of:=COM.MICROSOFT.CONCAT([.B5]; &quot;=&quot;; [.C5])" office:value-type="string" office:string-value="0xc648=the shower room" calcext:value-type="string">
            <text:p>0xc648=the shower room</text:p>
          </table:table-cell>
        </table:table-row>
        <table:table-row table:style-name="ro1">
          <table:table-cell office:value-type="string" calcext:value-type="string">
            <text:p>331e</text:p>
          </table:table-cell>
          <table:table-cell table:formula="of:=COM.MICROSOFT.CONCAT(&quot;0x&quot;; [.A6])" office:value-type="string" office:string-value="0x331e" calcext:value-type="string">
            <text:p>0x331e</text:p>
          </table:table-cell>
          <table:table-cell office:value-type="string" calcext:value-type="string">
            <text:p>the kitchen</text:p>
          </table:table-cell>
          <table:table-cell table:formula="of:=COM.MICROSOFT.CONCAT([.B6]; &quot;=&quot;; [.C6])" office:value-type="string" office:string-value="0x331e=the kitchen" calcext:value-type="string">
            <text:p>0x331e=the kitchen</text:p>
          </table:table-cell>
        </table:table-row>
        <table:table-row table:style-name="ro1">
          <table:table-cell office:value-type="string" calcext:value-type="string">
            <text:p>331d</text:p>
          </table:table-cell>
          <table:table-cell table:formula="of:=COM.MICROSOFT.CONCAT(&quot;0x&quot;; [.A7])" office:value-type="string" office:string-value="0x331d" calcext:value-type="string">
            <text:p>0x331d</text:p>
          </table:table-cell>
          <table:table-cell office:value-type="string" calcext:value-type="string">
            <text:p>the second-class cabins</text:p>
          </table:table-cell>
          <table:table-cell table:formula="of:=COM.MICROSOFT.CONCAT([.B7]; &quot;=&quot;; [.C7])" office:value-type="string" office:string-value="0x331d=the second-class cabins" calcext:value-type="string">
            <text:p>0x331d=the second-class cabins</text:p>
          </table:table-cell>
        </table:table-row>
        <table:table-row table:style-name="ro1">
          <table:table-cell office:value-type="string" calcext:value-type="string">
            <text:p>7d81</text:p>
          </table:table-cell>
          <table:table-cell table:formula="of:=COM.MICROSOFT.CONCAT(&quot;0x&quot;; [.A8])" office:value-type="string" office:string-value="0x7d81" calcext:value-type="string">
            <text:p>0x7d81</text:p>
          </table:table-cell>
          <table:table-cell office:value-type="string" calcext:value-type="string">
            <text:p>the cargo room</text:p>
          </table:table-cell>
          <table:table-cell table:formula="of:=COM.MICROSOFT.CONCAT([.B8]; &quot;=&quot;; [.C8])" office:value-type="string" office:string-value="0x7d81=the cargo room" calcext:value-type="string">
            <text:p>0x7d81=the cargo room</text:p>
          </table:table-cell>
        </table:table-row>
        <table:table-row table:style-name="ro1">
          <table:table-cell office:value-type="string" calcext:value-type="string">
            <text:p>33a6</text:p>
          </table:table-cell>
          <table:table-cell table:formula="of:=COM.MICROSOFT.CONCAT(&quot;0x&quot;; [.A9])" office:value-type="string" office:string-value="0x33a6" calcext:value-type="string">
            <text:p>0x33a6</text:p>
          </table:table-cell>
          <table:table-cell office:value-type="string" calcext:value-type="string">
            <text:p>the operating room</text:p>
          </table:table-cell>
          <table:table-cell table:formula="of:=COM.MICROSOFT.CONCAT([.B9]; &quot;=&quot;; [.C9])" office:value-type="string" office:string-value="0x33a6=the operating room" calcext:value-type="string">
            <text:p>0x33a6=the operating room</text:p>
          </table:table-cell>
        </table:table-row>
        <table:table-row table:style-name="ro1">
          <table:table-cell office:value-type="string" calcext:value-type="string">
            <text:p>342f</text:p>
          </table:table-cell>
          <table:table-cell table:formula="of:=COM.MICROSOFT.CONCAT(&quot;0x&quot;; [.A10])" office:value-type="string" office:string-value="0x342f" calcext:value-type="string">
            <text:p>0x342f</text:p>
          </table:table-cell>
          <table:table-cell office:value-type="string" calcext:value-type="string">
            <text:p>the wheelhouse</text:p>
          </table:table-cell>
          <table:table-cell table:formula="of:=COM.MICROSOFT.CONCAT([.B10]; &quot;=&quot;; [.C10])" office:value-type="string" office:string-value="0x342f=the wheelhouse" calcext:value-type="string">
            <text:p>0x342f=the wheelhouse</text:p>
          </table:table-cell>
        </table:table-row>
        <table:table-row table:style-name="ro1">
          <table:table-cell office:value-type="string" calcext:value-type="string">
            <text:p>3430</text:p>
          </table:table-cell>
          <table:table-cell table:formula="of:=COM.MICROSOFT.CONCAT(&quot;0x&quot;; [.A11])" office:value-type="string" office:string-value="0x3430" calcext:value-type="string">
            <text:p>0x3430</text:p>
          </table:table-cell>
          <table:table-cell office:value-type="string" calcext:value-type="string">
            <text:p>the captain’s quarters</text:p>
          </table:table-cell>
          <table:table-cell table:formula="of:=COM.MICROSOFT.CONCAT([.B11]; &quot;=&quot;; [.C11])" office:value-type="string" office:string-value="0x3430=the captain’s quarters" calcext:value-type="string">
            <text:p>0x3430=the captain’s quarters</text:p>
          </table:table-cell>
        </table:table-row>
        <table:table-row table:style-name="ro1">
          <table:table-cell office:value-type="string" calcext:value-type="string">
            <text:p>34b8</text:p>
          </table:table-cell>
          <table:table-cell table:formula="of:=COM.MICROSOFT.CONCAT(&quot;0x&quot;; [.A12])" office:value-type="string" office:string-value="0x34b8" calcext:value-type="string">
            <text:p>0x34b8</text:p>
          </table:table-cell>
          <table:table-cell office:value-type="string" calcext:value-type="string">
            <text:p>the library</text:p>
          </table:table-cell>
          <table:table-cell table:formula="of:=COM.MICROSOFT.CONCAT([.B12]; &quot;=&quot;; [.C12])" office:value-type="string" office:string-value="0x34b8=the library" calcext:value-type="string">
            <text:p>0x34b8=the library</text:p>
          </table:table-cell>
        </table:table-row>
        <table:table-row table:style-name="ro1">
          <table:table-cell office:value-type="string" calcext:value-type="string">
            <text:p>34b9</text:p>
          </table:table-cell>
          <table:table-cell table:formula="of:=COM.MICROSOFT.CONCAT(&quot;0x&quot;; [.A13])" office:value-type="string" office:string-value="0x34b9" calcext:value-type="string">
            <text:p>0x34b9</text:p>
          </table:table-cell>
          <table:table-cell office:value-type="string" calcext:value-type="string">
            <text:p>the study</text:p>
          </table:table-cell>
          <table:table-cell table:formula="of:=COM.MICROSOFT.CONCAT([.B13]; &quot;=&quot;; [.C13])" office:value-type="string" office:string-value="0x34b9=the study" calcext:value-type="string">
            <text:p>0x34b9=the study</text:p>
          </table:table-cell>
        </table:table-row>
        <table:table-row table:style-name="ro1">
          <table:table-cell office:value-type="string" calcext:value-type="string">
            <text:p>7c6f</text:p>
          </table:table-cell>
          <table:table-cell table:formula="of:=COM.MICROSOFT.CONCAT(&quot;0x&quot;; [.A14])" office:value-type="string" office:string-value="0x7c6f" calcext:value-type="string">
            <text:p>0x7c6f</text:p>
          </table:table-cell>
          <table:table-cell office:value-type="string" calcext:value-type="string">
            <text:p>the casino</text:p>
          </table:table-cell>
          <table:table-cell table:formula="of:=COM.MICROSOFT.CONCAT([.B14]; &quot;=&quot;; [.C14])" office:value-type="string" office:string-value="0x7c6f=the casino" calcext:value-type="string">
            <text:p>0x7c6f=the casino</text:p>
          </table:table-cell>
        </table:table-row>
        <table:table-row table:style-name="ro1">
          <table:table-cell office:value-type="string" calcext:value-type="string">
            <text:p>7cf7</text:p>
          </table:table-cell>
          <table:table-cell table:formula="of:=COM.MICROSOFT.CONCAT(&quot;0x&quot;; [.A15])" office:value-type="string" office:string-value="0x7cf7" calcext:value-type="string">
            <text:p>0x7cf7</text:p>
          </table:table-cell>
          <table:table-cell office:value-type="string" calcext:value-type="string">
            <text:p>the laboratory</text:p>
          </table:table-cell>
          <table:table-cell table:formula="of:=COM.MICROSOFT.CONCAT([.B15]; &quot;=&quot;; [.C15])" office:value-type="string" office:string-value="0x7cf7=the laboratory" calcext:value-type="string">
            <text:p>0x7cf7=the laboratory</text:p>
          </table:table-cell>
        </table:table-row>
        <table:table-row table:style-name="ro1">
          <table:table-cell office:value-type="string" calcext:value-type="string">
            <text:p>7d80</text:p>
          </table:table-cell>
          <table:table-cell table:formula="of:=COM.MICROSOFT.CONCAT(&quot;0x&quot;; [.A16])" office:value-type="string" office:string-value="0x7d80" calcext:value-type="string">
            <text:p>0x7d80</text:p>
          </table:table-cell>
          <table:table-cell office:value-type="string" calcext:value-type="string">
            <text:p>the engine room</text:p>
          </table:table-cell>
          <table:table-cell table:formula="of:=COM.MICROSOFT.CONCAT([.B16]; &quot;=&quot;; [.C16])" office:value-type="string" office:string-value="0x7d80=the engine room" calcext:value-type="string">
            <text:p>0x7d80=the engine room</text:p>
          </table:table-cell>
        </table:table-row>
        <table:table-row table:style-name="ro1">
          <table:table-cell/>
          <table:table-cell table:formula="of:=COM.MICROSOFT.CONCAT(&quot;0x&quot;; [.A17])" office:value-type="string" office:string-value="0x" calcext:value-type="string">
            <text:p>0x</text:p>
          </table:table-cell>
          <table:table-cell/>
          <table:table-cell table:formula="of:=COM.MICROSOFT.CONCAT([.B17]; &quot;=&quot;; [.C1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18])" office:value-type="string" office:string-value="0x" calcext:value-type="string">
            <text:p>0x</text:p>
          </table:table-cell>
          <table:table-cell/>
          <table:table-cell table:formula="of:=COM.MICROSOFT.CONCAT([.B18]; &quot;=&quot;; [.C1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19])" office:value-type="string" office:string-value="0x" calcext:value-type="string">
            <text:p>0x</text:p>
          </table:table-cell>
          <table:table-cell/>
          <table:table-cell table:formula="of:=COM.MICROSOFT.CONCAT([.B19]; &quot;=&quot;; [.C1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0])" office:value-type="string" office:string-value="0x" calcext:value-type="string">
            <text:p>0x</text:p>
          </table:table-cell>
          <table:table-cell/>
          <table:table-cell table:formula="of:=COM.MICROSOFT.CONCAT([.B20]; &quot;=&quot;; [.C2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1])" office:value-type="string" office:string-value="0x" calcext:value-type="string">
            <text:p>0x</text:p>
          </table:table-cell>
          <table:table-cell/>
          <table:table-cell table:formula="of:=COM.MICROSOFT.CONCAT([.B21]; &quot;=&quot;; [.C2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2])" office:value-type="string" office:string-value="0x" calcext:value-type="string">
            <text:p>0x</text:p>
          </table:table-cell>
          <table:table-cell/>
          <table:table-cell table:formula="of:=COM.MICROSOFT.CONCAT([.B22]; &quot;=&quot;; [.C2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3])" office:value-type="string" office:string-value="0x" calcext:value-type="string">
            <text:p>0x</text:p>
          </table:table-cell>
          <table:table-cell/>
          <table:table-cell table:formula="of:=COM.MICROSOFT.CONCAT([.B23]; &quot;=&quot;; [.C2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4])" office:value-type="string" office:string-value="0x" calcext:value-type="string">
            <text:p>0x</text:p>
          </table:table-cell>
          <table:table-cell/>
          <table:table-cell table:formula="of:=COM.MICROSOFT.CONCAT([.B24]; &quot;=&quot;; [.C2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5])" office:value-type="string" office:string-value="0x" calcext:value-type="string">
            <text:p>0x</text:p>
          </table:table-cell>
          <table:table-cell/>
          <table:table-cell table:formula="of:=COM.MICROSOFT.CONCAT([.B25]; &quot;=&quot;; [.C2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6])" office:value-type="string" office:string-value="0x" calcext:value-type="string">
            <text:p>0x</text:p>
          </table:table-cell>
          <table:table-cell/>
          <table:table-cell table:formula="of:=COM.MICROSOFT.CONCAT([.B26]; &quot;=&quot;; [.C2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7])" office:value-type="string" office:string-value="0x" calcext:value-type="string">
            <text:p>0x</text:p>
          </table:table-cell>
          <table:table-cell/>
          <table:table-cell table:formula="of:=COM.MICROSOFT.CONCAT([.B27]; &quot;=&quot;; [.C2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8])" office:value-type="string" office:string-value="0x" calcext:value-type="string">
            <text:p>0x</text:p>
          </table:table-cell>
          <table:table-cell/>
          <table:table-cell table:formula="of:=COM.MICROSOFT.CONCAT([.B28]; &quot;=&quot;; [.C2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29])" office:value-type="string" office:string-value="0x" calcext:value-type="string">
            <text:p>0x</text:p>
          </table:table-cell>
          <table:table-cell/>
          <table:table-cell table:formula="of:=COM.MICROSOFT.CONCAT([.B29]; &quot;=&quot;; [.C2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0])" office:value-type="string" office:string-value="0x" calcext:value-type="string">
            <text:p>0x</text:p>
          </table:table-cell>
          <table:table-cell/>
          <table:table-cell table:formula="of:=COM.MICROSOFT.CONCAT([.B30]; &quot;=&quot;; [.C3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1])" office:value-type="string" office:string-value="0x" calcext:value-type="string">
            <text:p>0x</text:p>
          </table:table-cell>
          <table:table-cell/>
          <table:table-cell table:formula="of:=COM.MICROSOFT.CONCAT([.B31]; &quot;=&quot;; [.C3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2])" office:value-type="string" office:string-value="0x" calcext:value-type="string">
            <text:p>0x</text:p>
          </table:table-cell>
          <table:table-cell/>
          <table:table-cell table:formula="of:=COM.MICROSOFT.CONCAT([.B32]; &quot;=&quot;; [.C3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3])" office:value-type="string" office:string-value="0x" calcext:value-type="string">
            <text:p>0x</text:p>
          </table:table-cell>
          <table:table-cell/>
          <table:table-cell table:formula="of:=COM.MICROSOFT.CONCAT([.B33]; &quot;=&quot;; [.C3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4])" office:value-type="string" office:string-value="0x" calcext:value-type="string">
            <text:p>0x</text:p>
          </table:table-cell>
          <table:table-cell/>
          <table:table-cell table:formula="of:=COM.MICROSOFT.CONCAT([.B34]; &quot;=&quot;; [.C3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5])" office:value-type="string" office:string-value="0x" calcext:value-type="string">
            <text:p>0x</text:p>
          </table:table-cell>
          <table:table-cell/>
          <table:table-cell table:formula="of:=COM.MICROSOFT.CONCAT([.B35]; &quot;=&quot;; [.C3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6])" office:value-type="string" office:string-value="0x" calcext:value-type="string">
            <text:p>0x</text:p>
          </table:table-cell>
          <table:table-cell/>
          <table:table-cell table:formula="of:=COM.MICROSOFT.CONCAT([.B36]; &quot;=&quot;; [.C3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7])" office:value-type="string" office:string-value="0x" calcext:value-type="string">
            <text:p>0x</text:p>
          </table:table-cell>
          <table:table-cell/>
          <table:table-cell table:formula="of:=COM.MICROSOFT.CONCAT([.B37]; &quot;=&quot;; [.C3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8])" office:value-type="string" office:string-value="0x" calcext:value-type="string">
            <text:p>0x</text:p>
          </table:table-cell>
          <table:table-cell/>
          <table:table-cell table:formula="of:=COM.MICROSOFT.CONCAT([.B38]; &quot;=&quot;; [.C3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39])" office:value-type="string" office:string-value="0x" calcext:value-type="string">
            <text:p>0x</text:p>
          </table:table-cell>
          <table:table-cell/>
          <table:table-cell table:formula="of:=COM.MICROSOFT.CONCAT([.B39]; &quot;=&quot;; [.C3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0])" office:value-type="string" office:string-value="0x" calcext:value-type="string">
            <text:p>0x</text:p>
          </table:table-cell>
          <table:table-cell/>
          <table:table-cell table:formula="of:=COM.MICROSOFT.CONCAT([.B40]; &quot;=&quot;; [.C4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1])" office:value-type="string" office:string-value="0x" calcext:value-type="string">
            <text:p>0x</text:p>
          </table:table-cell>
          <table:table-cell/>
          <table:table-cell table:formula="of:=COM.MICROSOFT.CONCAT([.B41]; &quot;=&quot;; [.C4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2])" office:value-type="string" office:string-value="0x" calcext:value-type="string">
            <text:p>0x</text:p>
          </table:table-cell>
          <table:table-cell/>
          <table:table-cell table:formula="of:=COM.MICROSOFT.CONCAT([.B42]; &quot;=&quot;; [.C4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3])" office:value-type="string" office:string-value="0x" calcext:value-type="string">
            <text:p>0x</text:p>
          </table:table-cell>
          <table:table-cell/>
          <table:table-cell table:formula="of:=COM.MICROSOFT.CONCAT([.B43]; &quot;=&quot;; [.C4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4])" office:value-type="string" office:string-value="0x" calcext:value-type="string">
            <text:p>0x</text:p>
          </table:table-cell>
          <table:table-cell/>
          <table:table-cell table:formula="of:=COM.MICROSOFT.CONCAT([.B44]; &quot;=&quot;; [.C4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5])" office:value-type="string" office:string-value="0x" calcext:value-type="string">
            <text:p>0x</text:p>
          </table:table-cell>
          <table:table-cell/>
          <table:table-cell table:formula="of:=COM.MICROSOFT.CONCAT([.B45]; &quot;=&quot;; [.C4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6])" office:value-type="string" office:string-value="0x" calcext:value-type="string">
            <text:p>0x</text:p>
          </table:table-cell>
          <table:table-cell/>
          <table:table-cell table:formula="of:=COM.MICROSOFT.CONCAT([.B46]; &quot;=&quot;; [.C4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7])" office:value-type="string" office:string-value="0x" calcext:value-type="string">
            <text:p>0x</text:p>
          </table:table-cell>
          <table:table-cell/>
          <table:table-cell table:formula="of:=COM.MICROSOFT.CONCAT([.B47]; &quot;=&quot;; [.C4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8])" office:value-type="string" office:string-value="0x" calcext:value-type="string">
            <text:p>0x</text:p>
          </table:table-cell>
          <table:table-cell/>
          <table:table-cell table:formula="of:=COM.MICROSOFT.CONCAT([.B48]; &quot;=&quot;; [.C4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49])" office:value-type="string" office:string-value="0x" calcext:value-type="string">
            <text:p>0x</text:p>
          </table:table-cell>
          <table:table-cell/>
          <table:table-cell table:formula="of:=COM.MICROSOFT.CONCAT([.B49]; &quot;=&quot;; [.C4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0])" office:value-type="string" office:string-value="0x" calcext:value-type="string">
            <text:p>0x</text:p>
          </table:table-cell>
          <table:table-cell/>
          <table:table-cell table:formula="of:=COM.MICROSOFT.CONCAT([.B50]; &quot;=&quot;; [.C5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1])" office:value-type="string" office:string-value="0x" calcext:value-type="string">
            <text:p>0x</text:p>
          </table:table-cell>
          <table:table-cell/>
          <table:table-cell table:formula="of:=COM.MICROSOFT.CONCAT([.B51]; &quot;=&quot;; [.C5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2])" office:value-type="string" office:string-value="0x" calcext:value-type="string">
            <text:p>0x</text:p>
          </table:table-cell>
          <table:table-cell/>
          <table:table-cell table:formula="of:=COM.MICROSOFT.CONCAT([.B52]; &quot;=&quot;; [.C5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3])" office:value-type="string" office:string-value="0x" calcext:value-type="string">
            <text:p>0x</text:p>
          </table:table-cell>
          <table:table-cell/>
          <table:table-cell table:formula="of:=COM.MICROSOFT.CONCAT([.B53]; &quot;=&quot;; [.C5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4])" office:value-type="string" office:string-value="0x" calcext:value-type="string">
            <text:p>0x</text:p>
          </table:table-cell>
          <table:table-cell/>
          <table:table-cell table:formula="of:=COM.MICROSOFT.CONCAT([.B54]; &quot;=&quot;; [.C5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5])" office:value-type="string" office:string-value="0x" calcext:value-type="string">
            <text:p>0x</text:p>
          </table:table-cell>
          <table:table-cell/>
          <table:table-cell table:formula="of:=COM.MICROSOFT.CONCAT([.B55]; &quot;=&quot;; [.C5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6])" office:value-type="string" office:string-value="0x" calcext:value-type="string">
            <text:p>0x</text:p>
          </table:table-cell>
          <table:table-cell/>
          <table:table-cell table:formula="of:=COM.MICROSOFT.CONCAT([.B56]; &quot;=&quot;; [.C5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7])" office:value-type="string" office:string-value="0x" calcext:value-type="string">
            <text:p>0x</text:p>
          </table:table-cell>
          <table:table-cell/>
          <table:table-cell table:formula="of:=COM.MICROSOFT.CONCAT([.B57]; &quot;=&quot;; [.C5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8])" office:value-type="string" office:string-value="0x" calcext:value-type="string">
            <text:p>0x</text:p>
          </table:table-cell>
          <table:table-cell/>
          <table:table-cell table:formula="of:=COM.MICROSOFT.CONCAT([.B58]; &quot;=&quot;; [.C5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59])" office:value-type="string" office:string-value="0x" calcext:value-type="string">
            <text:p>0x</text:p>
          </table:table-cell>
          <table:table-cell/>
          <table:table-cell table:formula="of:=COM.MICROSOFT.CONCAT([.B59]; &quot;=&quot;; [.C5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0])" office:value-type="string" office:string-value="0x" calcext:value-type="string">
            <text:p>0x</text:p>
          </table:table-cell>
          <table:table-cell/>
          <table:table-cell table:formula="of:=COM.MICROSOFT.CONCAT([.B60]; &quot;=&quot;; [.C6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1])" office:value-type="string" office:string-value="0x" calcext:value-type="string">
            <text:p>0x</text:p>
          </table:table-cell>
          <table:table-cell/>
          <table:table-cell table:formula="of:=COM.MICROSOFT.CONCAT([.B61]; &quot;=&quot;; [.C6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2])" office:value-type="string" office:string-value="0x" calcext:value-type="string">
            <text:p>0x</text:p>
          </table:table-cell>
          <table:table-cell/>
          <table:table-cell table:formula="of:=COM.MICROSOFT.CONCAT([.B62]; &quot;=&quot;; [.C6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3])" office:value-type="string" office:string-value="0x" calcext:value-type="string">
            <text:p>0x</text:p>
          </table:table-cell>
          <table:table-cell/>
          <table:table-cell table:formula="of:=COM.MICROSOFT.CONCAT([.B63]; &quot;=&quot;; [.C6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4])" office:value-type="string" office:string-value="0x" calcext:value-type="string">
            <text:p>0x</text:p>
          </table:table-cell>
          <table:table-cell/>
          <table:table-cell table:formula="of:=COM.MICROSOFT.CONCAT([.B64]; &quot;=&quot;; [.C6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5])" office:value-type="string" office:string-value="0x" calcext:value-type="string">
            <text:p>0x</text:p>
          </table:table-cell>
          <table:table-cell/>
          <table:table-cell table:formula="of:=COM.MICROSOFT.CONCAT([.B65]; &quot;=&quot;; [.C6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6])" office:value-type="string" office:string-value="0x" calcext:value-type="string">
            <text:p>0x</text:p>
          </table:table-cell>
          <table:table-cell/>
          <table:table-cell table:formula="of:=COM.MICROSOFT.CONCAT([.B66]; &quot;=&quot;; [.C6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7])" office:value-type="string" office:string-value="0x" calcext:value-type="string">
            <text:p>0x</text:p>
          </table:table-cell>
          <table:table-cell/>
          <table:table-cell table:formula="of:=COM.MICROSOFT.CONCAT([.B67]; &quot;=&quot;; [.C6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8])" office:value-type="string" office:string-value="0x" calcext:value-type="string">
            <text:p>0x</text:p>
          </table:table-cell>
          <table:table-cell/>
          <table:table-cell table:formula="of:=COM.MICROSOFT.CONCAT([.B68]; &quot;=&quot;; [.C6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69])" office:value-type="string" office:string-value="0x" calcext:value-type="string">
            <text:p>0x</text:p>
          </table:table-cell>
          <table:table-cell/>
          <table:table-cell table:formula="of:=COM.MICROSOFT.CONCAT([.B69]; &quot;=&quot;; [.C6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0])" office:value-type="string" office:string-value="0x" calcext:value-type="string">
            <text:p>0x</text:p>
          </table:table-cell>
          <table:table-cell/>
          <table:table-cell table:formula="of:=COM.MICROSOFT.CONCAT([.B70]; &quot;=&quot;; [.C7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1])" office:value-type="string" office:string-value="0x" calcext:value-type="string">
            <text:p>0x</text:p>
          </table:table-cell>
          <table:table-cell/>
          <table:table-cell table:formula="of:=COM.MICROSOFT.CONCAT([.B71]; &quot;=&quot;; [.C7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2])" office:value-type="string" office:string-value="0x" calcext:value-type="string">
            <text:p>0x</text:p>
          </table:table-cell>
          <table:table-cell/>
          <table:table-cell table:formula="of:=COM.MICROSOFT.CONCAT([.B72]; &quot;=&quot;; [.C7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3])" office:value-type="string" office:string-value="0x" calcext:value-type="string">
            <text:p>0x</text:p>
          </table:table-cell>
          <table:table-cell/>
          <table:table-cell table:formula="of:=COM.MICROSOFT.CONCAT([.B73]; &quot;=&quot;; [.C7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4])" office:value-type="string" office:string-value="0x" calcext:value-type="string">
            <text:p>0x</text:p>
          </table:table-cell>
          <table:table-cell/>
          <table:table-cell table:formula="of:=COM.MICROSOFT.CONCAT([.B74]; &quot;=&quot;; [.C7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5])" office:value-type="string" office:string-value="0x" calcext:value-type="string">
            <text:p>0x</text:p>
          </table:table-cell>
          <table:table-cell/>
          <table:table-cell table:formula="of:=COM.MICROSOFT.CONCAT([.B75]; &quot;=&quot;; [.C7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6])" office:value-type="string" office:string-value="0x" calcext:value-type="string">
            <text:p>0x</text:p>
          </table:table-cell>
          <table:table-cell/>
          <table:table-cell table:formula="of:=COM.MICROSOFT.CONCAT([.B76]; &quot;=&quot;; [.C7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7])" office:value-type="string" office:string-value="0x" calcext:value-type="string">
            <text:p>0x</text:p>
          </table:table-cell>
          <table:table-cell/>
          <table:table-cell table:formula="of:=COM.MICROSOFT.CONCAT([.B77]; &quot;=&quot;; [.C77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8])" office:value-type="string" office:string-value="0x" calcext:value-type="string">
            <text:p>0x</text:p>
          </table:table-cell>
          <table:table-cell/>
          <table:table-cell table:formula="of:=COM.MICROSOFT.CONCAT([.B78]; &quot;=&quot;; [.C78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79])" office:value-type="string" office:string-value="0x" calcext:value-type="string">
            <text:p>0x</text:p>
          </table:table-cell>
          <table:table-cell/>
          <table:table-cell table:formula="of:=COM.MICROSOFT.CONCAT([.B79]; &quot;=&quot;; [.C79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0])" office:value-type="string" office:string-value="0x" calcext:value-type="string">
            <text:p>0x</text:p>
          </table:table-cell>
          <table:table-cell/>
          <table:table-cell table:formula="of:=COM.MICROSOFT.CONCAT([.B80]; &quot;=&quot;; [.C80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1])" office:value-type="string" office:string-value="0x" calcext:value-type="string">
            <text:p>0x</text:p>
          </table:table-cell>
          <table:table-cell/>
          <table:table-cell table:formula="of:=COM.MICROSOFT.CONCAT([.B81]; &quot;=&quot;; [.C81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2])" office:value-type="string" office:string-value="0x" calcext:value-type="string">
            <text:p>0x</text:p>
          </table:table-cell>
          <table:table-cell/>
          <table:table-cell table:formula="of:=COM.MICROSOFT.CONCAT([.B82]; &quot;=&quot;; [.C82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3])" office:value-type="string" office:string-value="0x" calcext:value-type="string">
            <text:p>0x</text:p>
          </table:table-cell>
          <table:table-cell/>
          <table:table-cell table:formula="of:=COM.MICROSOFT.CONCAT([.B83]; &quot;=&quot;; [.C83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4])" office:value-type="string" office:string-value="0x" calcext:value-type="string">
            <text:p>0x</text:p>
          </table:table-cell>
          <table:table-cell/>
          <table:table-cell table:formula="of:=COM.MICROSOFT.CONCAT([.B84]; &quot;=&quot;; [.C84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5])" office:value-type="string" office:string-value="0x" calcext:value-type="string">
            <text:p>0x</text:p>
          </table:table-cell>
          <table:table-cell/>
          <table:table-cell table:formula="of:=COM.MICROSOFT.CONCAT([.B85]; &quot;=&quot;; [.C85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6])" office:value-type="string" office:string-value="0x" calcext:value-type="string">
            <text:p>0x</text:p>
          </table:table-cell>
          <table:table-cell/>
          <table:table-cell table:formula="of:=COM.MICROSOFT.CONCAT([.B86]; &quot;=&quot;; [.C86])" office:value-type="string" office:string-value="0x=" calcext:value-type="string">
            <text:p>0x=</text:p>
          </table:table-cell>
        </table:table-row>
        <table:table-row table:style-name="ro1">
          <table:table-cell/>
          <table:table-cell table:formula="of:=COM.MICROSOFT.CONCAT(&quot;0x&quot;; [.A87])" office:value-type="string" office:string-value="0x" calcext:value-type="string">
            <text:p>0x</text:p>
          </table:table-cell>
          <table:table-cell/>
          <table:table-cell table:formula="of:=COM.MICROSOFT.CONCAT([.B87]; &quot;=&quot;; [.C87])" office:value-type="string" office:string-value="0x=" calcext:value-type="string">
            <text:p>0x=</text:p>
          </table:table-cell>
        </table:table-row>
        <table:table-row table:style-name="ro1" table:number-rows-repeated="104848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2:17:03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8:53:16.706000000</meta:creation-date>
    <dc:date>2020-02-23T23:47:53.353000000</dc:date>
    <meta:editing-duration>PT2H19M8S</meta:editing-duration>
    <meta:editing-cycles>14</meta:editing-cycles>
    <meta:generator>LibreOffice/6.3.4.2$Windows_X86_64 LibreOffice_project/60da17e045e08f1793c57c00ba83cdfce946d0aa</meta:generator>
    <meta:document-statistic meta:table-count="1" meta:cell-count="206" meta:object-count="0"/>
  </office:meta>
</office:document-meta>
</file>